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officeooo:rsid="0042e0c7" officeooo:paragraph-rsid="0025e21d"/>
    </style:style>
    <style:style style:name="P2" style:family="paragraph" style:parent-style-name="Standard">
      <style:text-properties officeooo:rsid="005ee661" officeooo:paragraph-rsid="005ee661"/>
    </style:style>
    <style:style style:name="P3" style:family="paragraph" style:parent-style-name="Standard">
      <style:text-properties fo:font-size="16pt" officeooo:rsid="00161eec" officeooo:paragraph-rsid="00661cfa" style:font-size-asian="16pt" style:font-size-complex="16pt"/>
    </style:style>
    <style:style style:name="P4" style:family="paragraph" style:parent-style-name="Standard">
      <style:text-properties officeooo:paragraph-rsid="0067ade1"/>
    </style:style>
    <style:style style:name="P5" style:family="paragraph" style:parent-style-name="Standard">
      <style:text-properties officeooo:paragraph-rsid="006c5fd8"/>
    </style:style>
    <style:style style:name="P6" style:family="paragraph" style:parent-style-name="Standard">
      <style:text-properties officeooo:rsid="006e0878" officeooo:paragraph-rsid="006e0878"/>
    </style:style>
    <style:style style:name="P7" style:family="paragraph" style:parent-style-name="Standard">
      <style:text-properties officeooo:rsid="006e0878" officeooo:paragraph-rsid="006f797c"/>
    </style:style>
    <style:style style:name="P8" style:family="paragraph" style:parent-style-name="Standard">
      <style:text-properties officeooo:rsid="007177dd" officeooo:paragraph-rsid="007177dd"/>
    </style:style>
    <style:style style:name="P9" style:family="paragraph" style:parent-style-name="Standard">
      <style:text-properties officeooo:rsid="0074b853" officeooo:paragraph-rsid="0074b853"/>
    </style:style>
    <style:style style:name="P10" style:family="paragraph" style:parent-style-name="Standard">
      <style:text-properties officeooo:rsid="0074f1ae" officeooo:paragraph-rsid="0074f1ae"/>
    </style:style>
    <style:style style:name="P11" style:family="paragraph" style:parent-style-name="Standard">
      <style:text-properties officeooo:rsid="00782b22" officeooo:paragraph-rsid="00782b22"/>
    </style:style>
    <style:style style:name="P12" style:family="paragraph" style:parent-style-name="Standard">
      <style:text-properties officeooo:paragraph-rsid="00782b22"/>
    </style:style>
    <style:style style:name="P13" style:family="paragraph" style:parent-style-name="Standard">
      <style:text-properties officeooo:paragraph-rsid="00790ac4"/>
    </style:style>
    <style:style style:name="P14" style:family="paragraph" style:parent-style-name="Standard">
      <style:text-properties officeooo:paragraph-rsid="007a6e02"/>
    </style:style>
    <style:style style:name="P15" style:family="paragraph" style:parent-style-name="Standard">
      <style:text-properties officeooo:rsid="007a6e02" officeooo:paragraph-rsid="007a6e02"/>
    </style:style>
    <style:style style:name="P16" style:family="paragraph" style:parent-style-name="Standard">
      <style:text-properties officeooo:rsid="007a6e02" officeooo:paragraph-rsid="007b6998"/>
    </style:style>
    <style:style style:name="P17" style:family="paragraph" style:parent-style-name="Standard">
      <style:text-properties officeooo:rsid="007e90d6" officeooo:paragraph-rsid="007e90d6"/>
    </style:style>
    <style:style style:name="P18" style:family="paragraph" style:parent-style-name="Standard">
      <style:text-properties officeooo:paragraph-rsid="007e90d6"/>
    </style:style>
    <style:style style:name="P19" style:family="paragraph" style:parent-style-name="Standard">
      <style:text-properties officeooo:rsid="007ebc06" officeooo:paragraph-rsid="007ebc06"/>
    </style:style>
    <style:style style:name="P20" style:family="paragraph" style:parent-style-name="Standard">
      <style:text-properties officeooo:rsid="007ebc06" officeooo:paragraph-rsid="007f827d"/>
    </style:style>
    <style:style style:name="P21" style:family="paragraph" style:parent-style-name="Standard">
      <style:text-properties officeooo:rsid="0080bc3d" officeooo:paragraph-rsid="0080bc3d"/>
    </style:style>
    <style:style style:name="P22" style:family="paragraph" style:parent-style-name="Standard">
      <style:text-properties officeooo:rsid="008864ca" officeooo:paragraph-rsid="008864ca"/>
    </style:style>
    <style:style style:name="P23" style:family="paragraph" style:parent-style-name="Standard">
      <style:text-properties officeooo:rsid="007b6998" officeooo:paragraph-rsid="007b6998"/>
    </style:style>
    <style:style style:name="P24" style:family="paragraph" style:parent-style-name="Standard">
      <style:text-properties officeooo:rsid="008c6c7e" officeooo:paragraph-rsid="008c6c7e"/>
    </style:style>
    <style:style style:name="P25" style:family="paragraph" style:parent-style-name="Standard">
      <style:text-properties officeooo:rsid="008cf018" officeooo:paragraph-rsid="008cf018"/>
    </style:style>
    <style:style style:name="P26" style:family="paragraph" style:parent-style-name="Standard">
      <style:text-properties officeooo:rsid="008d3da4" officeooo:paragraph-rsid="008f9613"/>
    </style:style>
    <style:style style:name="P27" style:family="paragraph" style:parent-style-name="Text_20_body">
      <style:text-properties fo:font-size="10pt" officeooo:rsid="00215314" officeooo:paragraph-rsid="0067ade1" style:font-size-asian="10pt" style:font-size-complex="10pt"/>
    </style:style>
    <style:style style:name="P28" style:family="paragraph" style:parent-style-name="Text_20_body">
      <style:text-properties fo:font-size="10pt" officeooo:paragraph-rsid="0067ade1" style:font-size-asian="10pt" style:font-size-complex="10pt"/>
    </style:style>
    <style:style style:name="P29" style:family="paragraph" style:parent-style-name="Text_20_body">
      <style:text-properties officeooo:rsid="005ee661" officeooo:paragraph-rsid="001a3662"/>
    </style:style>
    <style:style style:name="P30" style:family="paragraph" style:parent-style-name="Text_20_body">
      <style:text-properties officeooo:rsid="007b6998" officeooo:paragraph-rsid="007b6998"/>
    </style:style>
    <style:style style:name="P31" style:family="paragraph" style:parent-style-name="Table_20_Contents">
      <style:text-properties officeooo:paragraph-rsid="0067ade1"/>
    </style:style>
    <style:style style:name="P32" style:family="paragraph" style:parent-style-name="Código">
      <style:text-properties officeooo:rsid="006e0878" officeooo:paragraph-rsid="006e0878"/>
    </style:style>
    <style:style style:name="P33" style:family="paragraph" style:parent-style-name="Código">
      <style:text-properties officeooo:rsid="006e0878" officeooo:paragraph-rsid="007177dd"/>
    </style:style>
    <style:style style:name="P34" style:family="paragraph" style:parent-style-name="Código">
      <style:text-properties officeooo:rsid="007796a9" officeooo:paragraph-rsid="007796a9"/>
    </style:style>
    <style:style style:name="P35" style:family="paragraph" style:parent-style-name="Código">
      <style:text-properties officeooo:paragraph-rsid="007a6e02"/>
    </style:style>
    <style:style style:name="P36" style:family="paragraph" style:parent-style-name="Código">
      <style:text-properties officeooo:paragraph-rsid="007b6998"/>
    </style:style>
    <style:style style:name="P37" style:family="paragraph" style:parent-style-name="Código">
      <style:text-properties officeooo:rsid="008598de" officeooo:paragraph-rsid="008598de"/>
    </style:style>
    <style:style style:name="P38" style:family="paragraph" style:parent-style-name="Código">
      <style:text-properties officeooo:rsid="007a6e02" officeooo:paragraph-rsid="007a6e02"/>
    </style:style>
    <style:style style:name="P39" style:family="paragraph" style:parent-style-name="Código">
      <style:text-properties officeooo:rsid="009b1331" officeooo:paragraph-rsid="009b1331"/>
    </style:style>
    <style:style style:name="P40" style:family="paragraph" style:parent-style-name="Código">
      <style:text-properties officeooo:rsid="009bc2fa" officeooo:paragraph-rsid="009bc2fa"/>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3">
      <style:text-properties officeooo:rsid="005ee661" officeooo:paragraph-rsid="005ee661"/>
    </style:style>
    <style:style style:name="P44" style:family="paragraph" style:parent-style-name="Heading_20_3">
      <style:text-properties officeooo:rsid="00782b22" officeooo:paragraph-rsid="00782b22"/>
    </style:style>
    <style:style style:name="P45" style:family="paragraph" style:parent-style-name="Standard" style:list-style-name="L1"/>
    <style:style style:name="P46" style:family="paragraph" style:parent-style-name="Standard" style:list-style-name="L1">
      <style:text-properties officeooo:rsid="0086f055" officeooo:paragraph-rsid="0086f055"/>
    </style:style>
    <style:style style:name="P47" style:family="paragraph" style:parent-style-name="Standard" style:list-style-name="L2"/>
    <style:style style:name="P48" style:family="paragraph" style:parent-style-name="Standard" style:list-style-name="L2">
      <style:text-properties officeooo:paragraph-rsid="008c6c7e"/>
    </style:style>
    <style:style style:name="P49" style:family="paragraph" style:parent-style-name="Standard" style:list-style-name="L2">
      <style:text-properties officeooo:rsid="008c6c7e" officeooo:paragraph-rsid="008c6c7e"/>
    </style:style>
    <style:style style:name="P50" style:family="paragraph" style:parent-style-name="Standard" style:list-style-name="L2">
      <style:text-properties officeooo:rsid="008d3da4" officeooo:paragraph-rsid="008f9613"/>
    </style:style>
    <style:style style:name="P51" style:family="paragraph" style:parent-style-name="Standard" style:list-style-name="L2">
      <style:text-properties officeooo:rsid="00953eb6" officeooo:paragraph-rsid="00953eb6"/>
    </style:style>
    <style:style style:name="P52" style:family="paragraph" style:parent-style-name="Standard" style:list-style-name="L2">
      <style:text-properties officeooo:rsid="009164df" officeooo:paragraph-rsid="009164df"/>
    </style:style>
    <style:style style:name="T1" style:family="text">
      <style:text-properties officeooo:rsid="0018a748"/>
    </style:style>
    <style:style style:name="T2" style:family="text">
      <style:text-properties fo:font-style="italic" style:font-style-asian="italic" style:font-style-complex="italic"/>
    </style:style>
    <style:style style:name="T3" style:family="text">
      <style:text-properties fo:font-style="italic" officeooo:rsid="006c5fd8" style:font-style-asian="italic" style:font-style-complex="italic"/>
    </style:style>
    <style:style style:name="T4" style:family="text">
      <style:text-properties fo:font-style="italic" officeooo:rsid="00790ac4" style:font-style-asian="italic" style:font-style-complex="italic"/>
    </style:style>
    <style:style style:name="T5" style:family="text">
      <style:text-properties fo:font-style="italic" officeooo:rsid="00782b22" style:font-style-asian="italic" style:font-style-complex="italic"/>
    </style:style>
    <style:style style:name="T6" style:family="text">
      <style:text-properties fo:font-style="italic" officeooo:rsid="007a6e02" style:font-style-asian="italic" style:font-style-complex="italic"/>
    </style:style>
    <style:style style:name="T7" style:family="text">
      <style:text-properties fo:font-style="italic" officeooo:rsid="007ebc06" style:font-style-asian="italic" style:font-style-complex="italic"/>
    </style:style>
    <style:style style:name="T8" style:family="text">
      <style:text-properties fo:font-style="italic" officeooo:rsid="008f9613" style:font-style-asian="italic" style:font-style-complex="italic"/>
    </style:style>
    <style:style style:name="T9" style:family="text">
      <style:text-properties fo:font-style="italic" officeooo:rsid="00919516" style:font-style-asian="italic" style:font-style-complex="italic"/>
    </style:style>
    <style:style style:name="T10" style:family="text">
      <style:text-properties fo:font-style="italic" officeooo:rsid="0095cd3d" style:font-style-asian="italic" style:font-style-complex="italic"/>
    </style:style>
    <style:style style:name="T11" style:family="text">
      <style:text-properties fo:font-style="italic" officeooo:rsid="006e0878" style:font-style-asian="italic" style:font-style-complex="italic"/>
    </style:style>
    <style:style style:name="T12" style:family="text">
      <style:text-properties fo:font-style="italic" officeooo:rsid="009a8ab6" style:font-style-asian="italic" style:font-style-complex="italic"/>
    </style:style>
    <style:style style:name="T13" style:family="text">
      <style:text-properties fo:font-style="italic" officeooo:rsid="0089adab" style:font-style-asian="italic" style:font-style-complex="italic"/>
    </style:style>
    <style:style style:name="T14" style:family="text">
      <style:text-properties officeooo:rsid="002520fe"/>
    </style:style>
    <style:style style:name="T15" style:family="text">
      <style:text-properties officeooo:rsid="0011a93d"/>
    </style:style>
    <style:style style:name="T16" style:family="text">
      <style:text-properties officeooo:rsid="00215314"/>
    </style:style>
    <style:style style:name="T17" style:family="text">
      <style:text-properties officeooo:rsid="006b6281"/>
    </style:style>
    <style:style style:name="T18" style:family="text">
      <style:text-properties officeooo:rsid="006c5fd8"/>
    </style:style>
    <style:style style:name="T19" style:family="text">
      <style:text-properties officeooo:rsid="006e0878"/>
    </style:style>
    <style:style style:name="T20" style:family="text">
      <style:text-properties officeooo:rsid="006f797c"/>
    </style:style>
    <style:style style:name="T21" style:family="text">
      <style:text-properties officeooo:rsid="007177dd"/>
    </style:style>
    <style:style style:name="T22" style:family="text">
      <style:text-properties officeooo:rsid="0073a7c9"/>
    </style:style>
    <style:style style:name="T23" style:family="text">
      <style:text-properties officeooo:rsid="0074b853"/>
    </style:style>
    <style:style style:name="T24" style:family="text">
      <style:text-properties officeooo:rsid="0074f1ae"/>
    </style:style>
    <style:style style:name="T25" style:family="text">
      <style:text-properties officeooo:rsid="00761f62"/>
    </style:style>
    <style:style style:name="T26" style:family="text">
      <style:text-properties officeooo:rsid="007796a9"/>
    </style:style>
    <style:style style:name="T27" style:family="text">
      <style:text-properties officeooo:rsid="00782b22"/>
    </style:style>
    <style:style style:name="T28" style:family="text">
      <style:text-properties officeooo:rsid="00790ac4"/>
    </style:style>
    <style:style style:name="T29" style:family="text">
      <style:text-properties officeooo:rsid="007a6e02"/>
    </style:style>
    <style:style style:name="T30" style:family="text">
      <style:text-properties fo:font-style="normal" style:font-style-asian="normal" style:font-style-complex="normal"/>
    </style:style>
    <style:style style:name="T31" style:family="text">
      <style:text-properties fo:font-style="normal" officeooo:rsid="007a6e02" style:font-style-asian="normal" style:font-style-complex="normal"/>
    </style:style>
    <style:style style:name="T32" style:family="text">
      <style:text-properties fo:font-style="normal" officeooo:rsid="007e90d6" style:font-style-asian="normal" style:font-style-complex="normal"/>
    </style:style>
    <style:style style:name="T33" style:family="text">
      <style:text-properties officeooo:rsid="007b6998"/>
    </style:style>
    <style:style style:name="T34" style:family="text">
      <style:text-properties officeooo:rsid="007e90d6"/>
    </style:style>
    <style:style style:name="T35" style:family="text">
      <style:text-properties officeooo:rsid="007ebc06"/>
    </style:style>
    <style:style style:name="T36" style:family="text">
      <style:text-properties officeooo:rsid="007f0842"/>
    </style:style>
    <style:style style:name="T37" style:family="text">
      <style:text-properties officeooo:rsid="008253d6"/>
    </style:style>
    <style:style style:name="T38" style:family="text">
      <style:text-properties officeooo:rsid="008598de"/>
    </style:style>
    <style:style style:name="T39" style:family="text">
      <style:text-properties officeooo:rsid="0086f055"/>
    </style:style>
    <style:style style:name="T40" style:family="text">
      <style:text-properties officeooo:rsid="008864ca"/>
    </style:style>
    <style:style style:name="T41" style:family="text">
      <style:text-properties officeooo:rsid="0088913a"/>
    </style:style>
    <style:style style:name="T42" style:family="text">
      <style:text-properties officeooo:rsid="0089adab"/>
    </style:style>
    <style:style style:name="T43" style:family="text">
      <style:text-properties officeooo:rsid="008b61ab"/>
    </style:style>
    <style:style style:name="T44" style:family="text">
      <style:text-properties officeooo:rsid="008c6c7e"/>
    </style:style>
    <style:style style:name="T45" style:family="text">
      <style:text-properties officeooo:rsid="008cf018"/>
    </style:style>
    <style:style style:name="T46" style:family="text">
      <style:text-properties officeooo:rsid="008d3da4"/>
    </style:style>
    <style:style style:name="T47" style:family="text">
      <style:text-properties officeooo:rsid="008f9613"/>
    </style:style>
    <style:style style:name="T48" style:family="text">
      <style:text-properties officeooo:rsid="00919516"/>
    </style:style>
    <style:style style:name="T49" style:family="text">
      <style:text-properties officeooo:rsid="00923b09"/>
    </style:style>
    <style:style style:name="T50" style:family="text">
      <style:text-properties officeooo:rsid="00939ffe"/>
    </style:style>
    <style:style style:name="T51" style:family="text">
      <style:text-properties officeooo:rsid="0095cd3d"/>
    </style:style>
    <style:style style:name="T52" style:family="text">
      <style:text-properties officeooo:rsid="0096d4f9"/>
    </style:style>
    <style:style style:name="T53" style:family="text">
      <style:text-properties officeooo:rsid="009a8ab6"/>
    </style:style>
    <style:style style:name="T54" style:family="text">
      <style:text-properties officeooo:rsid="009b1331"/>
    </style:style>
    <style:style style:name="T55" style:family="text">
      <style:text-properties officeooo:rsid="009d27f8"/>
    </style:style>
    <style:style style:name="T56" style:family="text">
      <style:text-properties officeooo:rsid="009e30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span text:style-name="T14">Curso Básico de </text:span>Python</text:p>
      <text:p text:style-name="Standard"/>
      <text:p text:style-name="Title"><text:span text:style-name="T17">4</text:span><text:span text:style-name="T1">. </text:span><text:span text:style-name="T17">Funciones</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41"><text:a xlink:type="simple" xlink:href="#__RefHeading___Toc11369_3545566123" text:style-name="Index_20_Link" text:visited-style-name="Index_20_Link">1 Sintaxis<text:tab/>1</text:a></text:p>
          <text:p text:style-name="P41"><text:a xlink:type="simple" xlink:href="#__RefHeading___Toc3517_1495469370" text:style-name="Index_20_Link" text:visited-style-name="Index_20_Link">2 Algunas funciones simples<text:tab/>2</text:a></text:p>
          <text:p text:style-name="P41"><text:a xlink:type="simple" xlink:href="#__RefHeading___Toc6372_2090477803" text:style-name="Index_20_Link" text:visited-style-name="Index_20_Link">3 La lista de parámetros<text:tab/>2</text:a></text:p>
          <text:p text:style-name="P41"><text:a xlink:type="simple" xlink:href="#__RefHeading___Toc6374_2090477803" text:style-name="Index_20_Link" text:visited-style-name="Index_20_Link">4 Alcance de las variables<text:tab/>4</text:a></text:p>
          <text:p text:style-name="P41"><text:a xlink:type="simple" xlink:href="#__RefHeading___Toc1088_635396442" text:style-name="Index_20_Link" text:visited-style-name="Index_20_Link">5 Ejercicios<text:tab/>4</text:a></text:p>
        </text:index-body>
      </text:table-of-content>
      <text:p text:style-name="Standard"/>
      <text:p text:style-name="P29"><text:span text:style-name="T18">Una función permite ejecutar un conjunto de sentencias con solo invocar el nombre de esa función. La definición de una función asigna un nombre a un bloque de sentencias, que se ejecutarán toda vez que se escriba el nombre de la función, como si fuera una sentencia más. Cuando se escribe el nombre de una función en un intérprete de comandos o dentro de un programa se dice que </text:span><text:span text:style-name="T3">se llama o se invoca la función</text:span><text:span text:style-name="T18">. La definición de la función no ejecuta las sentencias que forman </text:span><text:span text:style-name="T53">el </text:span><text:span text:style-name="T18">cuerpo de la función; éste solo será ejecutado cuando la función sea llamada. Además del nombre, la función se define con un conjunto de </text:span><text:span text:style-name="T3">parámetros</text:span><text:span text:style-name="T18">, nombres de variables donde pueden almacenarse valores al llamar la función. </text:span><text:span text:style-name="T19">Al llamar la función, se la invoca con </text:span><text:span text:style-name="T11">argumentos</text:span><text:span text:style-name="T19">, valores que serán recogi</text:span><text:span text:style-name="T53">d</text:span><text:span text:style-name="T19">os en los parámetros de la función. Una vez ejecutadas las sentencias dentro de la función, ésta puede devolver uno más </text:span><text:span text:style-name="T11">valores </text:span><text:span text:style-name="T12">de retorno</text:span><text:span text:style-name="T53"> </text:span><text:span text:style-name="T19">al entorno donde esa función fue invocada.</text:span></text:p>
      <text:p text:style-name="P30">Lecturas recomendadas:</text:p>
      <text:list xml:id="list2766906831" text:style-name="L1">
        <text:list-item>
          <text:p text:style-name="P45">Tutorial de Python, sección <text:a xlink:type="simple" xlink:href="https://docs.python.org/es/3/tutorial/controlflow.html#defining-functions" text:style-name="Internet_20_link" text:visited-style-name="Visited_20_Internet_20_Link">4.7 Definiendo funciones</text:a><text:span text:style-name="T39">.</text:span></text:p>
        </text:list-item>
        <text:list-item>
          <text:p text:style-name="P45">Tutorial de Python, sección <text:a xlink:type="simple" xlink:href="https://docs.python.org/es/3/tutorial/controlflow.html#more-on-defining-functions" text:style-name="Internet_20_link" text:visited-style-name="Visited_20_Internet_20_Link">4.8 Más sobre definición de funciones</text:a>, 4.8,1 a 4.8.5.</text:p>
        </text:list-item>
        <text:list-item>
          <text:p text:style-name="P46">Atender especialmente la<text:span text:style-name="T50">s</text:span> secci<text:span text:style-name="T50">o</text:span>n<text:span text:style-name="T50">es</text:span> <text:a xlink:type="simple" xlink:href="https://docs.python.org/es/3/tutorial/controlflow.html#documentation-strings" text:style-name="Internet_20_link" text:visited-style-name="Visited_20_Internet_20_Link">4.8.7 Cadenas de texto de documentación</text:a>, necesaria para<text:span text:style-name="T40"> la generación automática de </text:span>documentación, y <text:a xlink:type="simple" xlink:href="https://docs.python.org/es/3/tutorial/controlflow.html#intermezzo-coding-style" text:style-name="Internet_20_link" text:visited-style-name="Visited_20_Internet_20_Link">4.9 Estilo de codificación</text:a>, necesaria para escribir código fácilmente legible.</text:p>
        </text:list-item>
      </text:list>
      <text:p text:style-name="P22">Advertencia: algunas partes de estas secciones pueden no resultar claras en primera lectura; las notas subsiguientes pueden contribuir a aclarar algunos puntos; se sugiere volver luego a leer y experimentar estas secciones más dificultosas.</text:p>
      <text:p text:style-name="Standard"/>
      <text:h text:style-name="P43" text:outline-level="3"><text:bookmark-start text:name="__RefHeading___Toc11369_3545566123"/>S<text:span text:style-name="T18">intaxis</text:span><text:bookmark-end text:name="__RefHeading___Toc11369_3545566123"/></text:h>
      <text:p text:style-name="P5"><text:span text:style-name="T19">Definición de u</text:span><text:span text:style-name="T18">na función:</text:span></text:p>
      <text:p text:style-name="Código">def <text:span text:style-name="T2">nombre de función</text:span> ( [<text:span text:style-name="T2">lista de parámetros</text:span>] ):</text:p>
      <text:p text:style-name="Código"><text:tab/><text:span text:style-name="T2">bloque de sentencias</text:span></text:p>
      <text:p text:style-name="Código"><text:tab/>[return [<text:span text:style-name="T2">lista de valores</text:span><text:span text:style-name="T54">]</text:span> ]</text:p>
      <text:p text:style-name="P5"><text:span text:style-name="T19">La lista de parámetros es opcional, así como la sentencia </text:span><text:span text:style-name="Source_20_Text"><text:span text:style-name="T19">return</text:span></text:span><text:span text:style-name="T19">, que puede devolver o no una lista de valores. </text:span></text:p>
      <text:p text:style-name="P6">Para invocar una función<text:span text:style-name="T54">:</text:span></text:p>
      <text:p text:style-name="Código"><text:span text:style-name="T2">nombre de la función</text:span> ( [<text:span text:style-name="T2">lista de argumentos</text:span>] )</text:p>
      <text:p text:style-name="P7">La lista de argumentos <text:span text:style-name="T20">al invocar la función</text:span> <text:span text:style-name="T20">deberá corresponder con la lista de parámetros definida en la función. </text:span></text:p>
      <text:p text:style-name="P7"><text:soft-page-break/></text:p>
      <text:h text:style-name="Heading_20_3" text:outline-level="3"><text:bookmark-start text:name="__RefHeading___Toc3517_1495469370"/><text:span text:style-name="T27">Algun</text:span><text:span text:style-name="T25">as</text:span> funciones simples<text:bookmark-end text:name="__RefHeading___Toc3517_1495469370"/></text:h>
      <text:p text:style-name="P7">Un<text:span text:style-name="T24">a fu</text:span>nción elemental, <text:span text:style-name="T20">con un solo parámetro y sin devolver ningún valor</text:span>:</text:p>
      <text:p text:style-name="Código">def hola(nombre): <text:s text:c="4"/><text:span text:style-name="T19"># define función de nombre hola con parámetro nombre</text:span></text:p>
      <text:p text:style-name="Código"><text:tab/>print("Hola", nombre) <text:s text:c="2"/><text:span text:style-name="T19"># el parámetro nombre contiene el nombre recibido</text:span></text:p>
      <text:p text:style-name="Código"><text:tab/>return <text:s text:c="11"/><text:span text:style-name="T19"># esta función no devuelve ningún valor</text:span></text:p>
      <text:p text:style-name="P6"><text:span text:style-name="T22">Si bien al no devolver nada la sentencia </text:span><text:span text:style-name="Source_20_Text"><text:span text:style-name="T22">return</text:span></text:span><text:span text:style-name="T22"> puede omitirse, se considera buena práctica incluirla. </text:span>Esta función puede usarse así:</text:p>
      <text:p text:style-name="P33">hola("<text:span text:style-name="T21">Antonio</text:span>") <text:s text:c="2"/># invoca la función <text:span text:style-name="T21">con el nombre </text:span>como argumento</text:p>
      <text:p text:style-name="P8">También as posible pedir el nombre, guardarlo en una variable, e invocar la función con esa variable:</text:p>
      <text:p text:style-name="Código">mi_nombre = input("Su nombre: ") <text:span text:style-name="T19"># guarda un nombre en la variable mi_nombre</text:span></text:p>
      <text:p text:style-name="P32">Su nombre: Antonio <text:s text:c="14"/># el usuario escribe un nombre</text:p>
      <text:p text:style-name="Código">hola(mi_nombre) <text:s text:c="2"/><text:span text:style-name="T19"># invoca la función con mi_nombre como argumento</text:span></text:p>
      <text:p text:style-name="Código">Hola <text:span text:style-name="T19">Antonio</text:span> <text:s text:c="5"/><text:span text:style-name="T19"># la función imprime el saludo con el nombre recibido</text:span></text:p>
      <text:p text:style-name="P8">Los parámetros pueden tener un valor por defecto, lo cual permite omitirlos.</text:p>
      <text:p text:style-name="Código">def hola2(nombre, pais="Uruguay"):</text:p>
      <text:p text:style-name="Código"><text:tab/>print("Nombre:", nombre)</text:p>
      <text:p text:style-name="Código"><text:tab/>print("País <text:s/>:", pais)</text:p>
      <text:p text:style-name="Código"><text:tab/>return</text:p>
      <text:p text:style-name="P8">Esta función pu<text:span text:style-name="T26">e</text:span>de invocarse de varias maneras:</text:p>
      <text:p text:style-name="Código">hola2("Antonio")</text:p>
      <text:p text:style-name="Código">hola2("Antonio", pais="Brasil")</text:p>
      <text:p text:style-name="Código">hola2("Antonio", "Argentina")</text:p>
      <text:p text:style-name="P34">#hola2() <text:s text:c="6"/># ERROR, falta el argumento obligatorio</text:p>
      <text:p text:style-name="P9">Una función puede devolver uno o varios valores:</text:p>
      <text:p text:style-name="P39">from math import sqrt</text:p>
      <text:p text:style-name="Código">def cuad(num):</text:p>
      <text:p text:style-name="Código"><text:tab/>'''Calcula potencia de 2 y raíz cuadrada del número recibido.'''</text:p>
      <text:p text:style-name="Código"><text:tab/>n_cuad = num ** 2 <text:s text:c="7"/># <text:span text:style-name="T23">num </text:span>alcuadrado</text:p>
      <text:p text:style-name="Código"><text:tab/>n_raiz = sqrt(num) <text:s text:c="6"/># raíz cuadrada de num</text:p>
      <text:p text:style-name="Código"><text:tab/>return (n_cuad, n_raiz) <text:s/># devuelve potencia de 2 y raíz cuadrada de num</text:p>
      <text:p text:style-name="P9">Esta función puede invocarse así:</text:p>
      <text:p text:style-name="Código">n_pot2, n_raiz2 = cuad(4) <text:s text:c="3"/># <text:span text:style-name="T23">guarda en variables los </text:span>valores devueltos</text:p>
      <text:p text:style-name="Código">print(n_pot2, n_raiz2) <text:s text:c="6"/># imprime 16 2.0</text:p>
      <text:p text:style-name="P10">Una función aún por escribir, no hace nada:</text:p>
      <text:p text:style-name="Código">def fn_skel():</text:p>
      <text:p text:style-name="Código"><text:tab/>'''Esqueleto de una función por escribir.'''</text:p>
      <text:p text:style-name="Código"><text:tab/>pass</text:p>
      <text:p text:style-name="P2"/>
      <text:h text:style-name="P44" text:outline-level="3"><text:bookmark-start text:name="__RefHeading___Toc6372_2090477803"/>La lista de parámetros<text:bookmark-end text:name="__RefHeading___Toc6372_2090477803"/></text:h>
      <text:p text:style-name="Standard">Hay varias formas de pasar valores a una función.</text:p>
      <text:p text:style-name="Standard"/>
      <text:p text:style-name="P13"><text:span text:style-name="T4">P</text:span><text:span text:style-name="T5">arámetros posicionales.</text:span><text:span text:style-name="T27"> </text:span><text:span text:style-name="T28">S</text:span><text:span text:style-name="T27">e distinguen por su posición en la lista: <text:s/></text:span><text:span text:style-name="Source_20_Text"><text:span text:style-name="T27">fn(p1, p2, p3)</text:span></text:span><text:span text:style-name="T27">. </text:span></text:p>
      <text:p text:style-name="Código">def fn_pos(nombre, edad, pais):</text:p>
      <text:p text:style-name="Código"><text:tab/>print (nombre, "tiene", edad, "años, y viene de", pais)</text:p>
      <text:p text:style-name="Código"><text:tab/>return</text:p>
      <text:p text:style-name="Código"/>
      <text:p text:style-name="P35">fn_pos("Antonio", 46, "Polonia")</text:p>
      <text:p text:style-name="P14"><text:soft-page-break/><text:span text:style-name="T29">Salida: <text:s/></text:span><text:span text:style-name="Source_20_Text"><text:span text:style-name="T29">Antonio tiene 46 años, y viene de Polonia</text:span></text:span></text:p>
      <text:p text:style-name="P14"><text:span text:style-name="T29">Se debe llamar la función indicando todos los argumentos, uno para cada parámetro </text:span><text:span text:style-name="T34">definido</text:span><text:span text:style-name="T29">.</text:span></text:p>
      <text:p text:style-name="P14"/>
      <text:p text:style-name="P11"><text:span text:style-name="T4">P</text:span><text:span text:style-name="T2">arámetros por </text:span><text:span text:style-name="T6">palabra clave (keyword).</text:span><text:span text:style-name="T31"> También llamados parámetros </text:span><text:span text:style-name="T32">nombrados, parámetros </text:span><text:span text:style-name="T31">por </text:span><text:span text:style-name="T30">omisión o </text:span><text:span text:style-name="T32">parámetros </text:span><text:span text:style-name="T30">por defecto.</text:span> <text:span text:style-name="T28">S</text:span>e disti<text:span text:style-name="T28">n</text:span>guen por un nombre, <text:span text:style-name="T34">y tienen asignado un valor</text:span><text:span text:style-name="T54">, en la forma</text:span> <text:span text:style-name="Source_20_Text">fn(par1=p1, par2=p2):</text:span><text:span text:style-name="T54"> . </text:span></text:p>
      <text:p text:style-name="Código"><text:s/>def fn_def(nombre="Anónimo", edad=0, pais=None):</text:p>
      <text:p text:style-name="Código"><text:tab/>print (nombre, "tiene", edad, "años, y viene de", pais)</text:p>
      <text:p text:style-name="Código"><text:tab/>return</text:p>
      <text:p text:style-name="Código"/>
      <text:p text:style-name="Código">fn_def(nombre="Antonio", edad=46, pais="Polonia")</text:p>
      <text:p text:style-name="Código">fn_def(edad=46, pais="Polonia", nombre="Antonio")</text:p>
      <text:p text:style-name="P16"><text:span text:style-name="T34">Cuando la función se define con </text:span>parámetros <text:span text:style-name="T34">nombrados</text:span> es posible cambiar el orden <text:span text:style-name="T34">en la llamada</text:span>, <text:span text:style-name="T34">por</text:span>que el nombre identifica al argumento.</text:p>
      <text:p text:style-name="P36">fn_def("Antonio", 46, "Polonia")</text:p>
      <text:p text:style-name="P16"><text:s/>Si se omite el nombre <text:span text:style-name="T34">del parámetro</text:span>, se debe respetar el orden, para <text:span text:style-name="T34">poder</text:span> reconocer los <text:span text:style-name="T34">argument</text:span>os por su posición.</text:p>
      <text:p text:style-name="Código">fn_def()</text:p>
      <text:p text:style-name="P16"><text:span text:style-name="T33">Salida: </text:span><text:span text:style-name="Source_20_Text">Anónimo tiene 0 años, y viene de </text:span><text:span text:style-name="Source_20_Text"><text:span text:style-name="T33">None</text:span></text:span></text:p>
      <text:p text:style-name="P23">Si se omiten todos los parámetros, usa los valores por defecto.</text:p>
      <text:p text:style-name="P35"><text:span text:style-name="T29">#</text:span>fn_def("Antonio", pais="Polonia", 46) <text:s/><text:span text:style-name="T29"># ERROR</text:span></text:p>
      <text:p text:style-name="P38"># los argumentos posi<text:span text:style-name="T54">c</text:span>ionales deben ir antes que los <text:span text:style-name="T54">nombrados</text:span></text:p>
      <text:p text:style-name="P15"><text:s/>Los parámetros dados por posición deben ir siempre antes de los parámetros <text:span text:style-name="T54">nombrados</text:span>.</text:p>
      <text:p text:style-name="P15"/>
      <text:p text:style-name="P17"><text:span text:style-name="T2">Parámetros posicionales </text:span><text:span text:style-name="T7">adicionales</text:span><text:span text:style-name="T2">.</text:span> <text:span text:style-name="T35">El asterisco </text:span><text:span text:style-name="Source_20_Text"><text:span text:style-name="T35">*</text:span></text:span><text:span text:style-name="T35"> permite pasar una lista de parámetros posicionales arbitraria.</text:span></text:p>
      <text:p text:style-name="Código">def fn_<text:span text:style-name="T35">posvars</text:span>(*varios):</text:p>
      <text:p text:style-name="Código"><text:tab/>print("<text:span text:style-name="T35">Otros p</text:span>arámetros <text:span text:style-name="T35">posicionales</text:span>:", varios)</text:p>
      <text:p text:style-name="Código"/>
      <text:p text:style-name="P40">fn_posvars(<text:span text:style-name="Source_20_Text"><text:span text:style-name="T34">'Antonio', 46, 'Polonia', 'pianista')</text:span></text:span></text:p>
      <text:p text:style-name="P18"><text:span text:style-name="T35">Salida: </text:span><text:span text:style-name="Source_20_Text"><text:span text:style-name="T35">Otros pa</text:span></text:span><text:span text:style-name="Source_20_Text"><text:span text:style-name="T34">rámetros </text:span></text:span><text:span text:style-name="Source_20_Text"><text:span text:style-name="T35">posicionales</text:span></text:span><text:span text:style-name="Source_20_Text"><text:span text:style-name="T34">: ('Antonio', 46, 'Polonia', 'pianista')</text:span></text:span></text:p>
      <text:p text:style-name="P19">Estos parámetros se reciben como una tupla de valores, distinguidos por su posición.</text:p>
      <text:p text:style-name="P19"/>
      <text:p text:style-name="P19"><text:span text:style-name="T2">Parámetros nombrados adicionales.</text:span> El doble asterisco <text:span text:style-name="Source_20_Text">**</text:span> permite pasar un diccionario de parámetros nombrados, {nombre_parámetro : valor_por_defecto}.</text:p>
      <text:p text:style-name="Código">def fn_nomvars(**nomvarios):</text:p>
      <text:p text:style-name="Código"><text:tab/>print("Otros parámetros nombrados", nomvarios)</text:p>
      <text:p text:style-name="Código"/>
      <text:p text:style-name="Código">fn_nomvars(nombre="Antonio", edad=46, profesion="pianista")</text:p>
      <text:p text:style-name="P20"><text:span text:style-name="T36">Salida: </text:span><text:span text:style-name="Source_20_Text">Otros parámetros nombrados {'nombre': 'Antonio', 'edad': 46, 'profesion': 'pianista'}</text:span></text:p>
      <text:p text:style-name="P19"/>
      <text:p text:style-name="P21">Las formas anteriores pueden usarse todas a la vez en una misma función, en tanto se respete el orden: posicionales, nombrados, otros posicionales, otros nombrados.</text:p>
      <text:p text:style-name="Código">def fn_pars(edad, nombre="Anónimo", *posvars, **nomvars):</text:p>
      <text:p text:style-name="Código"><text:tab/>print("Posicional, edad:", edad)</text:p>
      <text:p text:style-name="Código"><text:tab/>print("Nombrado, nombre:", nombre)</text:p>
      <text:p text:style-name="Código"><text:tab/>print("Posicionales otros:", posvars)</text:p>
      <text:p text:style-name="Código"><text:tab/>print("Nombrados, otros:", nomvars)</text:p>
      <text:p text:style-name="Código"><text:tab/></text:p>
      <text:p text:style-name="Código">fn_pars(46, "Antonio", "pianista", "Polonia", musica="clásica", preferido="Schumann")</text:p>
      <text:p text:style-name="P21"><text:soft-page-break/>Salida:</text:p>
      <text:p text:style-name="Código">Posicional, edad: 46</text:p>
      <text:p text:style-name="Código">Nombrado, nombre: Antonio</text:p>
      <text:p text:style-name="Código">Posicionales otros: ('pianista', 'Polonia')</text:p>
      <text:p text:style-name="Código">Nombrados, otros: {'musica': 'clásica', 'preferido': 'Schumann'}</text:p>
      <text:p text:style-name="P12"/>
      <text:h text:style-name="P44" text:outline-level="3"><text:bookmark-start text:name="__RefHeading___Toc6374_2090477803"/><text:span text:style-name="T37">A</text:span><text:span text:style-name="T41">lcance de las variables</text:span><text:bookmark-end text:name="__RefHeading___Toc6374_2090477803"/></text:h>
      <text:p text:style-name="Standard">Las variables recibidas como parámetros no son modificadas dentro de la función<text:span text:style-name="T38">, en</text:span><text:span text:style-name="T55"> </text:span><text:span text:style-name="T38">cambio, las</text:span><text:span text:style-name="T55"> variables que representan </text:span><text:span text:style-name="T38">estructuras</text:span><text:span text:style-name="T55">, como listas o diccionarios,</text:span><text:span text:style-name="T38"> sí</text:span><text:span text:style-name="T55"> se modifican dentro de la función</text:span>.</text:p>
      <text:p text:style-name="Código">def fn_mod(par_1, ls_1):<text:span text:style-name="T38"> <text:s text:c="5"/># parámetros: una variable y una lista</text:span></text:p>
      <text:p text:style-name="Código"><text:span text:style-name="T38"><text:s text:c="4"/></text:span>par_1 = "nuevo valor"<text:span text:style-name="T38"> <text:s text:c="4"/># cambia el valor de la variable</text:span></text:p>
      <text:p text:style-name="Código"><text:span text:style-name="T38"><text:s text:c="4"/></text:span>ls_1 += [33]<text:span text:style-name="T38"> <text:s text:c="13"/># agrega un elemento a la lista</text:span></text:p>
      <text:p text:style-name="Código"><text:span text:style-name="T38"><text:s text:c="4"/></text:span>return par_1, ls<text:span text:style-name="T38">_1 <text:s text:c="7"/># devuelve variable y lista</text:span></text:p>
      <text:p text:style-name="P37"/>
      <text:p text:style-name="Código">mi_nombre = "Antonio"</text:p>
      <text:p text:style-name="Código">mi_lista = [1, 2, 3]</text:p>
      <text:p text:style-name="Código">res_1, res_2 = fn_mod(mi_nombre, mi_lista)</text:p>
      <text:p text:style-name="Código">print(res_1, res_2)<text:span text:style-name="T38"> <text:s text:c="10"/># salida: </text:span>nuevo valor [1, 2, 3, 33]</text:p>
      <text:p text:style-name="Código">print(mi_nombre, mi_lista)<text:span text:style-name="T38"> <text:s text:c="3"/># salida: </text:span>Antonio [1, 2, 3, 33]</text:p>
      <text:p text:style-name="Standard">Una variable modificada dentro de una función es otra variable, no afecta la variable externa a la función. En cambio, la lista sí es modificada por la función. En la función se copia el valor de la variable externa sin alterarla, es un pasaje <text:span text:style-name="T2">por valo</text:span><text:span text:style-name="T13">r</text:span>; en cambio el pasaje de la lista es <text:span text:style-name="T2">por referencia</text:span>, es la misma lista externa la que modifica la función en su interior.</text:p>
      <text:p text:style-name="Standard"/>
      <text:p text:style-name="Standard">Las variables definidas dentro de una función, así como los parámetros, <text:span text:style-name="T42">son </text:span><text:span text:style-name="T13">variables locales</text:span><text:span text:style-name="T42">; las variables definidas en el módulo Python (archivo .py) son </text:span><text:span text:style-name="T13">variables globales</text:span><text:span text:style-name="T42">. Una variable global y una variable local pueden tener el mismo nombre, pero son dos variables distintas. </text:span>No pasa lo mismo con estructuras de datos, como una lista o un diccionario; estas estructuras pueden ser modificads dentro de la función. </text:p>
      <text:p text:style-name="P1"/>
      <text:h text:style-name="Heading_20_3" text:outline-level="3"><text:bookmark-start text:name="__RefHeading___Toc1088_635396442"/>Ejercicios<text:bookmark-end text:name="__RefHeading___Toc1088_635396442"/></text:h>
      <text:list xml:id="list1344487274" text:style-name="L2">
        <text:list-item>
          <text:p text:style-name="P47"><text:span text:style-name="T43">Estudiar y correr el módulo </text:span><text:span text:style-name="Source_20_Text"><text:span text:style-name="T43">params_mod.py</text:span></text:span><text:span text:style-name="T43"> según se indica en los comentarios dentro del código. </text:span></text:p>
          <text:p text:style-name="P47"/>
        </text:list-item>
        <text:list-item>
          <text:p text:style-name="P48"><text:span text:style-name="T44">El módulo </text:span><text:span text:style-name="Source_20_Text"><text:span text:style-name="T44">params_nomain.py</text:span></text:span><text:span text:style-name="T44"> define tres funciones y muestra distintas formas de pasar parámetros. <text:line-break/>a) Estudiar el código. Observar las distintas formas de pasar parámetros, así como el formato de los comentarios, que permite presentar la ayuda en forma legible.<text:line-break/>b) Para invocar las funciones, se debe primero importar el módulo. <text:s/>Probar estos comandos:<text:line-break/></text:span><text:span text:style-name="Source_20_Text">import params_nomain</text:span><text:span text:style-name="Source_20_Text"><text:span text:style-name="T55"> <text:s text:c="14"/># importa el módulo</text:span></text:span><text:span text:style-name="Source_20_Text"><text:line-break/>dir(params_nomain)</text:span><text:span text:style-name="Source_20_Text"><text:span text:style-name="T55"> <text:s text:c="16"/># muestra las funciones definidas </text:span></text:span><text:span text:style-name="Source_20_Text"><text:line-break/>help(</text:span><text:span text:style-name="Source_20_Text"><text:span text:style-name="T44">"params_nomain.</text:span></text:span><text:span text:style-name="Source_20_Text">f1</text:span><text:span text:style-name="Source_20_Text"><text:span text:style-name="T44">"</text:span></text:span><text:span text:style-name="Source_20_Text">)</text:span><text:span text:style-name="Source_20_Text"><text:span text:style-name="T44"> <text:s text:c="10"/># toma el formato de los comentarios<text:line-break/># f2(9, "cuarenta") <text:s text:c="15"/># ERROR, no se indica el módulo<text:line-break/>params_nomain.f3(9, "cuarenta") <text:s text:c="3"/># bien, indica el módulo</text:span></text:span><text:span text:style-name="T44"><text:line-break/></text:span><text:span text:style-name="T45">c) Reiniciar el shell (en IDLE, Ctrl-F6). Probar ahora importando todas las funciones del módulo:<text:line-break/></text:span><text:span text:style-name="Source_20_Text"><text:span text:style-name="T45">from params_nomain import *</text:span></text:span><text:span text:style-name="T45"><text:line-break/>Verificar que ahora </text:span><text:span text:style-name="T55">acepta </text:span><text:span text:style-name="T45">la invocación directa de todas las funciones, sin</text:span><text:span text:style-name="T55"> necesidad de</text:span><text:span text:style-name="T45"> indicar el módulo</text:span><text:span text:style-name="T55">; las funciones fueron importadas al entorno de trabajo</text:span><text:span text:style-name="T45">.<text:line-break/>d) Reiniciar nuevamente el shell. Importar ahora solo una función:<text:line-break/></text:span><text:span text:style-name="Source_20_Text"><text:span text:style-name="T45">from params_nomain import f2</text:span></text:span><text:span text:style-name="T45"><text:line-break/></text:span><text:soft-page-break/><text:span text:style-name="T45">Verificar que la función </text:span><text:span text:style-name="Source_20_Text"><text:span text:style-name="T45">f2</text:span></text:span><text:span text:style-name="T45"> está disponible, pero las otras dos no, aún indicando el módulo. ¿Por qué?</text:span></text:p>
        </text:list-item>
      </text:list>
      <text:p text:style-name="P25"/>
      <text:list xml:id="list173735654899928" text:continue-numbering="true" text:style-name="L2">
        <text:list-item>
          <text:p text:style-name="P49"><text:span text:style-name="T45">El módulo </text:span><text:span text:style-name="Source_20_Text"><text:span text:style-name="T45">params_main.py</text:span></text:span><text:span text:style-name="T45"> es idéntico a </text:span><text:span text:style-name="Source_20_Text"><text:span text:style-name="T45">params_nomain.py</text:span></text:span><text:span text:style-name="T45"> pero agrega al final un bloque de sentencias que se ejecuta si el módulo ha sido invocado como programa:<text:line-break/></text:span><text:span text:style-name="Source_20_Text"><text:span text:style-name="T45">if __name__ == '__main__':<text:line-break/></text:span></text:span><text:span text:style-name="Source_20_Text"><text:span text:style-name="T51"> <text:s text:c="3"/></text:span></text:span><text:span text:style-name="Source_20_Text"><text:span text:style-name="T10">bloque de sentencias</text:span></text:span><text:span text:style-name="T45"><text:line-break/>en cuyo caso ejecuta el bloque de sentencias subsiguiente.</text:span><text:span text:style-name="T46"> Ejecutar el módulo escribiendo en una terminal<text:line-break/></text:span><text:span text:style-name="Source_20_Text"><text:span text:style-name="T56">$ p</text:span></text:span><text:span text:style-name="Source_20_Text"><text:span text:style-name="T46">ython3 params_main.py</text:span></text:span></text:p>
        </text:list-item>
      </text:list>
      <text:p text:style-name="P24"/>
      <text:list xml:id="list173735547864847" text:continue-numbering="true" text:style-name="L2">
        <text:list-item>
          <text:p text:style-name="P50"><text:span text:style-name="T47">Estudiar y correr el módulo </text:span><text:span text:style-name="Source_20_Text"><text:span text:style-name="T47">tabla_mult_func.py</text:span></text:span><text:span text:style-name="T47">, donde se define una función para mostrar los 10 primeros múltiplos de un número. <text:line-break/>Examinar ahora el módulo </text:span><text:span text:style-name="Source_20_Text"><text:span text:style-name="T47">tabla_mult_try.py</text:span></text:span><text:span text:style-name="T47">, donde se asegura que el ingreso sea un <text:s/>número. La sentencia<text:line-break/> </text:span><text:span text:style-name="Source_20_Text"><text:span text:style-name="T47">try:<text:line-break/> <text:s text:c="3"/></text:span></text:span><text:span text:style-name="Source_20_Text"><text:span text:style-name="T8">bloque de sentencias</text:span></text:span><text:span text:style-name="Source_20_Text"><text:span text:style-name="T47"><text:line-break/>except </text:span></text:span><text:span text:style-name="Source_20_Text"><text:span text:style-name="T8">NombreExcepcion</text:span></text:span><text:span text:style-name="Source_20_Text"><text:span text:style-name="T47">:<text:line-break/> <text:s text:c="3"/></text:span></text:span><text:span text:style-name="Source_20_Text"><text:span text:style-name="T8">bloque de sentencias</text:span></text:span><text:span text:style-name="T47"><text:line-break/>permite capturar muchos tipos de errores, reconocidos por el nombre de la excepción.</text:span></text:p>
        </text:list-item>
      </text:list>
      <text:p text:style-name="P26"/>
      <text:list xml:id="list173735613158430" text:continue-numbering="true" text:style-name="L2">
        <text:list-item>
          <text:p text:style-name="P51">Estudiar y correr el ejemplo <text:span text:style-name="Source_20_Text">alcance.py</text:span>. Observar la modi<text:span text:style-name="T52">f</text:span>icación de valores de variables dentro de la función, y su resultado en el módulo. ¿Qué hace la sentencia <text:span text:style-name="Source_20_Text">global</text:span>? ¿Es necesario usar <text:span text:style-name="Source_20_Text">global</text:span> para una lista? ¿Será necesario usar <text:span text:style-name="Source_20_Text">global</text:span> para un diccionario? Probarlo experimentalmente.</text:p>
          <text:p text:style-name="P52"/>
        </text:list-item>
        <text:list-item>
          <text:p text:style-name="P52">Documentación del código. El directorio<text:span text:style-name="T48"> </text:span><text:span text:style-name="Source_20_Text"><text:span text:style-name="T48">ejemplos-html</text:span></text:span><text:span text:style-name="T48"> contiene la documentación de los ejemplos, generada automáticamente con la aplicación </text:span><text:a xlink:type="simple" xlink:href="https://pydoctor.readthedocs.io/en/latest/" text:style-name="Internet_20_link" text:visited-style-name="Visited_20_Internet_20_Link"><text:span text:style-name="T48">pydoctor</text:span></text:a><text:span text:style-name="T49">, en forma de archivos HTML. Para visualizarla, abrir </text:span><text:span text:style-name="T48">el archivo </text:span><text:span text:style-name="Source_20_Text"><text:span text:style-name="T48">index.html</text:span></text:span><text:span text:style-name="T48"> con un navegador. Esta documentación surge de los comentarios (</text:span><text:span text:style-name="T9">docstrings</text:span><text:span text:style-name="T48">) incluidos en el código, escritos en el formato adecuado.</text:span></text:p>
        </text:list-item>
      </text:list>
      <text:p text:style-name="P24"/>
      <text:p text:style-name="P24"/>
      <text:p text:style-name="P24"/>
      <text:p text:style-name="P24"/>
      <text:p text:style-name="Standard"/>
      <text:p text:style-name="Standard"/>
      <text:p text:style-name="Standard"/>
      <text:p text:style-name="Standard"/>
      <text:p text:style-name="Standard"/>
      <text:p text:style-name="Standard"/>
      <text:p text:style-name="Horizontal_20_Line"/>
      <table:table table:name="Tabla2" table:style-name="Tabla2">
        <table:table-column table:style-name="Tabla2.A"/>
        <table:table-column table:style-name="Tabla2.B"/>
        <table:table-row table:style-name="TableLine94105593252352">
          <table:table-cell table:style-name="Tabla2.A1" office:value-type="string">
            <text:p text:style-name="P31"><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28"><text:span text:style-name="T15">Copyright: </text:span>Victor Gonzalez-Barbone.<text:line-break/>Esta obra s<text:span text:style-name="T16">e</text:span> <text:span text:style-name="T15">publicada </text:span>bajo una Licencia Creative Commons Atribución-CompartirIgual 4.0 Internacional.</text:p>
            <text:p text:style-name="P27">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1"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style-name="Normal" style:font-family-generic="modern" style:font-pitch="fixed" fo:font-size="12pt" style:font-name-asian="Noto Sans Mono CJK SC" style:font-family-asian="'Noto Sans Mono CJK SC'" style:font-style-name-asian="Normal" style:font-family-generic-asian="swiss" style:font-pitch-asian="variable" style:font-name-complex="Liberation Mono" style:font-family-complex="'Liberation Mono'" style:font-style-name-complex="Normal"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fo:font-size="10pt" fo:background-color="#dee6ef" style:font-name-asian="Noto Sans Mono CJK SC1" style:font-family-asian="'Noto Sans Mono CJK SC'"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Noto Sans Mono CJK SC1"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4-18T17:37:34.020571869</dc:date>
    <meta:editing-duration>P1DT10M54S</meta:editing-duration>
    <meta:editing-cycles>92</meta:editing-cycles>
    <meta:generator>LibreOffice/6.4.7.2$Linux_X86_64 LibreOffice_project/40$Build-2</meta:generator>
    <dc:creator>Víctor González Barbone</dc:creator>
    <meta:document-statistic meta:table-count="1" meta:image-count="1" meta:object-count="0" meta:page-count="5" meta:paragraph-count="129" meta:word-count="1669" meta:character-count="11333" meta:non-whitespace-character-count="9570"/>
  </office:meta>
</office:document-meta>
</file>